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/>
    </style:style>
    <style:style style:name="P2" style:parent-style-name="Normal" style:family="paragraph">
      <style:paragraph-properties fo:text-align="center"/>
      <style:text-properties fo:font-weight="bold" style:font-weight-asian="bold"/>
    </style:style>
    <style:style style:name="P3" style:parent-style-name="Normal" style:family="paragraph">
      <style:text-properties fo:font-weight="bold" style:font-weight-asian="bold"/>
    </style:style>
    <style:style style:name="P4" style:parent-style-name="Normal" style:family="paragraph">
      <style:text-properties fo:font-weight="bold" style:font-weight-asian="bold"/>
    </style:style>
    <style:style style:name="T5" style:parent-style-name="DefaultParagraphFont" style:family="text">
      <style:text-properties fo:font-weight="bold" style:font-weight-asian="bold"/>
    </style:style>
    <style:style style:name="T6" style:parent-style-name="DefaultParagraphFont" style:family="text">
      <style:text-properties fo:font-weight="bold" style:font-weight-asian="bold" style:text-position="super 63.6%"/>
    </style:style>
    <style:style style:name="T7" style:parent-style-name="DefaultParagraphFont" style:family="text">
      <style:text-properties fo:font-weight="bold" style:font-weight-asian="bold"/>
    </style:style>
    <style:style style:name="P8" style:parent-style-name="ListParagraph" style:list-style-name="LFO1" style:family="paragraph"/>
    <style:style style:name="P9" style:parent-style-name="ListParagraph" style:list-style-name="LFO1" style:family="paragraph"/>
    <style:style style:name="P10" style:parent-style-name="ListParagraph" style:list-style-name="LFO1" style:family="paragraph"/>
    <style:style style:name="P11" style:parent-style-name="ListParagraph" style:list-style-name="LFO1" style:family="paragraph"/>
    <style:style style:name="P12" style:parent-style-name="Normal" style:family="paragraph">
      <style:text-properties fo:font-weight="bold" style:font-weight-asian="bold"/>
    </style:style>
    <style:style style:name="T13" style:parent-style-name="DefaultParagraphFont" style:family="text">
      <style:text-properties fo:font-weight="bold" style:font-weight-asian="bold"/>
    </style:style>
    <style:style style:name="T14" style:parent-style-name="DefaultParagraphFont" style:family="text">
      <style:text-properties fo:font-weight="bold" style:font-weight-asian="bold" style:text-position="super 63.6%"/>
    </style:style>
    <style:style style:name="T15" style:parent-style-name="DefaultParagraphFont" style:family="text">
      <style:text-properties fo:font-weight="bold" style:font-weight-asian="bold"/>
    </style:style>
    <style:style style:name="P16" style:parent-style-name="ListParagraph" style:list-style-name="LFO2" style:family="paragraph"/>
    <style:style style:name="P17" style:parent-style-name="ListParagraph" style:list-style-name="LFO2" style:family="paragraph"/>
    <style:style style:name="P18" style:parent-style-name="ListParagraph" style:list-style-name="LFO2" style:family="paragraph"/>
    <style:style style:name="P19" style:parent-style-name="ListParagraph" style:list-style-name="LFO2" style:family="paragraph"/>
    <style:style style:name="P20" style:parent-style-name="ListParagraph" style:list-style-name="LFO2" style:family="paragraph"/>
    <style:style style:name="P21" style:parent-style-name="ListParagraph" style:list-style-name="LFO2" style:family="paragraph"/>
    <style:style style:name="P22" style:parent-style-name="ListParagraph" style:list-style-name="LFO2" style:family="paragraph"/>
    <style:style style:name="T23" style:parent-style-name="DefaultParagraphFont" style:family="text">
      <style:text-properties fo:font-weight="bold" style:font-weight-asian="bold"/>
    </style:style>
    <style:style style:name="T24" style:parent-style-name="DefaultParagraphFont" style:family="text">
      <style:text-properties fo:font-weight="bold" style:font-weight-asian="bold" style:text-position="super 63.6%"/>
    </style:style>
    <style:style style:name="P25" style:parent-style-name="ListParagraph" style:list-style-name="LFO3" style:family="paragraph"/>
    <style:style style:name="P26" style:parent-style-name="ListParagraph" style:list-style-name="LFO3" style:family="paragraph"/>
    <style:style style:name="P27" style:parent-style-name="ListParagraph" style:list-style-name="LFO3" style:family="paragraph"/>
    <style:style style:name="P28" style:parent-style-name="ListParagraph" style:list-style-name="LFO3" style:family="paragraph"/>
    <style:style style:name="P29" style:parent-style-name="ListParagraph" style:list-style-name="LFO4" style:family="paragraph"/>
    <style:style style:name="P30" style:parent-style-name="ListParagraph" style:list-style-name="LFO4" style:family="paragraph"/>
    <style:style style:name="P31" style:parent-style-name="ListParagraph" style:list-style-name="LFO4" style:family="paragraph"/>
    <style:style style:name="P32" style:parent-style-name="ListParagraph" style:list-style-name="LFO4" style:family="paragraph"/>
    <style:style style:name="P33" style:parent-style-name="ListParagraph" style:list-style-name="LFO4" style:family="paragraph"/>
    <style:style style:name="P34" style:parent-style-name="ListParagraph" style:list-style-name="LFO4" style:family="paragraph"/>
    <style:style style:name="P35" style:parent-style-name="ListParagraph" style:list-style-name="LFO4" style:family="paragraph"/>
    <style:style style:name="T36" style:parent-style-name="DefaultParagraphFont" style:family="text">
      <style:text-properties style:text-position="super 63.6%"/>
    </style:style>
    <style:style style:name="P37" style:parent-style-name="Normal" style:family="paragraph">
      <style:text-properties fo:font-weight="bold" style:font-weight-asian="bold"/>
    </style:style>
  </office:automatic-styles>
  <office:body>
    <office:text text:use-soft-page-breaks="true">
      <text:p text:style-name="P1">Log</text:p>
      <text:p text:style-name="P2"/>
      <text:p text:style-name="P3">January</text:p>
      <text:p text:style-name="P4"/>
      <text:p text:style-name="Normal"><text:span text:style-name="T5">Mon 16</text:span><text:span text:style-name="T6">th</text:span><text:span text:style-name="T7"><text:s/>–<text:s/></text:span></text:p>
      <text:list text:style-name="LFO1" text:continue-numbering="true">
        <text:list-item>
          <text:p text:style-name="P8">Intro to company</text:p>
        </text:list-item>
        <text:list-item>
          <text:p text:style-name="P9">Presentations</text:p>
        </text:list-item>
        <text:list-item>
          <text:p text:style-name="P10">Set up on instance (fenway)</text:p>
        </text:list-item>
        <text:list-item>
          <text:p text:style-name="P11">Set up on emails etc.</text:p>
        </text:list-item>
      </text:list>
      <text:p text:style-name="P12"/>
      <text:p text:style-name="Normal"><text:span text:style-name="T13">Tues 17</text:span><text:span text:style-name="T14">th</text:span><text:span text:style-name="T15"><text:s/></text:span></text:p>
      <text:list text:style-name="LFO2" text:continue-numbering="true">
        <text:list-item>
          <text:p text:style-name="P16">Met EPIC rep</text:p>
        </text:list-item>
        <text:list-item>
          <text:p text:style-name="P17">Watched videos/read documents on version 8 of the<text:s/>application</text:p>
        </text:list-item>
        <text:list-item>
          <text:p text:style-name="P18">Setup 7zip – zip functionality</text:p>
        </text:list-item>
        <text:list-item>
          <text:p text:style-name="P19">Setup Jive Chime – instant messaging with team</text:p>
        </text:list-item>
        <text:list-item>
          <text:p text:style-name="P20">Setup Notepad++ - text editor</text:p>
        </text:list-item>
        <text:list-item>
          <text:p text:style-name="P21">Setup fenergo test – access to test application</text:p>
        </text:list-item>
        <text:list-item>
          <text:p text:style-name="P22">Watched video on client onboarding</text:p>
        </text:list-item>
      </text:list>
      <text:p text:style-name="Normal"/>
      <text:p text:style-name="Normal"><text:span text:style-name="T23">Wed 18</text:span><text:span text:style-name="T24">th <text:s text:c="5"/></text:span></text:p>
      <text:list text:style-name="LFO3" text:continue-numbering="true">
        <text:list-item>
          <text:p text:style-name="P25">Watched videos on version 7.4.1 of<text:s/>the application</text:p>
        </text:list-item>
        <text:list-item>
          <text:p text:style-name="P26">Completed tutorial on 7.4.1</text:p>
        </text:list-item>
        <text:list-item>
          <text:p text:style-name="P27">Completed tutorial on version 8</text:p>
        </text:list-item>
        <text:list-item>
          <text:p text:style-name="P28">Continued tutorials of test cases from test manager on version 8</text:p>
        </text:list-item>
      </text:list>
      <text:p text:style-name="Normal">MTM<text:s/>test cases:<text:s/></text:p>
      <text:list text:style-name="LFO4" text:continue-numbering="true">
        <text:list-item>
          <text:p text:style-name="P29">Creating new requests</text:p>
        </text:list-item>
        <text:list-item>
          <text:p text:style-name="P30">New subscriptions (avox)</text:p>
        </text:list-item>
        <text:list-item>
          <text:p text:style-name="P31">New subscriptions (Markit KYC)</text:p>
        </text:list-item>
        <text:list-item>
          <text:p text:style-name="P32">Subscribe to both providers (avox &amp; KYC)</text:p>
        </text:list-item>
        <text:list-item>
          <text:p text:style-name="P33">Unsubscribe<text:s/></text:p>
        </text:list-item>
        <text:list-item>
          <text:p text:style-name="P34">View &amp; tabs</text:p>
        </text:list-item>
        <text:list-item>
          <text:p text:style-name="P35">Adding various documents</text:p>
        </text:list-item>
      </text:list>
      <text:p text:style-name="Normal"/>
      <text:p text:style-name="Normal"/>
      <text:p text:style-name="Normal">Thurs 19<text:span text:style-name="T36">th</text:span><text:s/></text:p>
      <text:p text:style-name="Normal">Read blogs on QA</text:p>
      <text:p text:style-name="Normal">Tested cases on MTM:<text:s/></text:p>
      <text:p text:style-name="Normal">Adding, editing, removing, updating documents.<text:s/></text:p>
      <text:p text:style-name="Normal"/>
      <text:p text:style-name="P3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Barry Lougheed</meta:initial-creator>
    <dc:creator>Barry Lougheed</dc:creator>
    <meta:creation-date>2017-01-18T14:00:00Z</meta:creation-date>
    <dc:date>2017-01-19T13:47:00Z</dc:date>
    <meta:template xlink:href="Normal" xlink:type="simple"/>
    <meta:editing-cycles>4</meta:editing-cycles>
    <meta:editing-duration>PT1080S</meta:editing-duration>
    <meta:document-statistic meta:page-count="2" meta:paragraph-count="1" meta:word-count="129" meta:character-count="865" meta:row-count="6" meta:non-whitespace-character-count="737"/>
  </office:meta>
</office:document-meta>
</file>